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Text_20_body">
      <style:text-properties officeooo:rsid="0002039f" officeooo:paragraph-rsid="0002039f"/>
    </style:style>
    <style:style style:name="P9" style:family="paragraph" style:parent-style-name="Heading_20_2">
      <style:text-properties officeooo:rsid="000c603c" officeooo:paragraph-rsid="000c603c"/>
    </style:style>
    <style:style style:name="P10" style:family="paragraph" style:parent-style-name="Text_20_body">
      <style:text-properties officeooo:rsid="000c603c" officeooo:paragraph-rsid="000c603c"/>
    </style:style>
    <style:style style:name="P11" style:family="paragraph" style:parent-style-name="Text_20_body">
      <style:text-properties officeooo:rsid="001befc6" officeooo:paragraph-rsid="001befc6"/>
    </style:style>
    <style:style style:name="P12" style:family="paragraph" style:parent-style-name="Text_20_body">
      <style:text-properties officeooo:rsid="00208be8" officeooo:paragraph-rsid="00208be8"/>
    </style:style>
    <style:style style:name="P13" style:family="paragraph" style:parent-style-name="Heading_20_3">
      <style:text-properties officeooo:rsid="001e879c" officeooo:paragraph-rsid="001e879c"/>
    </style:style>
    <style:style style:name="P14" style:family="paragraph" style:parent-style-name="Text_20_body">
      <style:text-properties officeooo:rsid="00134fa3" officeooo:paragraph-rsid="00134fa3"/>
    </style:style>
    <style:style style:name="P15" style:family="paragraph" style:parent-style-name="Footnote">
      <style:text-properties officeooo:rsid="001e879c" officeooo:paragraph-rsid="001e879c"/>
    </style:style>
    <style:style style:name="P16" style:family="paragraph" style:parent-style-name="Text_20_body">
      <style:text-properties officeooo:rsid="001a23fc" officeooo:paragraph-rsid="001a23fc"/>
    </style:style>
    <style:style style:name="P17" style:family="paragraph" style:parent-style-name="Text_20_body">
      <style:text-properties officeooo:rsid="001befc6" officeooo:paragraph-rsid="001f9dce"/>
    </style:style>
    <style:style style:name="P18" style:family="paragraph" style:parent-style-name="Footnote">
      <style:text-properties officeooo:rsid="00208be8" officeooo:paragraph-rsid="00208be8"/>
    </style:style>
    <style:style style:name="P19" style:family="paragraph" style:parent-style-name="Text_20_body">
      <style:text-properties officeooo:rsid="001e879c" officeooo:paragraph-rsid="001e879c"/>
    </style:style>
    <style:style style:name="P20" style:family="paragraph" style:parent-style-name="Text_20_body" style:list-style-name="L1">
      <style:text-properties officeooo:paragraph-rsid="00208be8"/>
    </style:style>
    <style:style style:name="P21" style:family="paragraph" style:parent-style-name="Text_20_body">
      <style:text-properties officeooo:rsid="00054d20" officeooo:paragraph-rsid="000e0490"/>
    </style:style>
    <style:style style:name="P22" style:family="paragraph" style:parent-style-name="Text_20_body">
      <style:text-properties officeooo:paragraph-rsid="000b5e4d"/>
    </style:style>
    <style:style style:name="P23" style:family="paragraph" style:parent-style-name="Text_20_body">
      <style:text-properties officeooo:rsid="000b5e4d" officeooo:paragraph-rsid="000b5e4d"/>
    </style:style>
    <style:style style:name="P24" style:family="paragraph" style:parent-style-name="Text_20_body">
      <style:text-properties officeooo:paragraph-rsid="00054d20"/>
    </style:style>
    <style:style style:name="P25" style:family="paragraph" style:parent-style-name="Text_20_body">
      <style:text-properties officeooo:rsid="0005ee21" officeooo:paragraph-rsid="0005ee21"/>
    </style:style>
    <style:style style:name="P26" style:family="paragraph" style:parent-style-name="Text_20_body">
      <style:text-properties officeooo:paragraph-rsid="0002039f"/>
    </style:style>
    <style:style style:name="P27" style:family="paragraph" style:parent-style-name="Heading_20_1">
      <style:text-properties officeooo:rsid="000eada9" officeooo:paragraph-rsid="000eada9"/>
    </style:style>
    <style:style style:name="P28" style:family="paragraph" style:parent-style-name="Text_20_body">
      <style:text-properties officeooo:rsid="000eada9" officeooo:paragraph-rsid="000eada9"/>
    </style:style>
    <style:style style:name="P29"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16b064"/>
    </style:style>
    <style:style style:name="T9" style:family="text">
      <style:text-properties officeooo:rsid="0017ace0"/>
    </style:style>
    <style:style style:name="T10" style:family="text">
      <style:text-properties officeooo:rsid="001befc6"/>
    </style:style>
    <style:style style:name="T11" style:family="text">
      <style:text-properties officeooo:rsid="001d5b14"/>
    </style:style>
    <style:style style:name="T12" style:family="text">
      <style:text-properties officeooo:rsid="001f9dce"/>
    </style:style>
    <style:style style:name="T13" style:family="text">
      <style:text-properties officeooo:rsid="00208be8"/>
    </style:style>
    <style:style style:name="T14" style:family="text">
      <style:text-properties fo:font-weight="bold" style:font-weight-asian="bold" style:font-weight-complex="bold"/>
    </style:style>
    <style:style style:name="T15" style:family="text">
      <style:text-properties officeooo:rsid="001e879c"/>
    </style:style>
    <style:style style:name="T16" style:family="text">
      <style:text-properties officeooo:rsid="0021d35d"/>
    </style:style>
    <style:style style:name="T17" style:family="text">
      <style:text-properties officeooo:rsid="00134fa3"/>
    </style:style>
    <style:style style:name="T18" style:family="text">
      <style:text-properties officeooo:rsid="00054d20"/>
    </style:style>
    <style:style style:name="T19" style:family="text">
      <style:text-properties officeooo:rsid="000e0490"/>
    </style:style>
    <style:style style:name="T20" style:family="text">
      <style:text-properties officeooo:rsid="0010ddd9"/>
    </style:style>
    <style:style style:name="T21" style:family="text">
      <style:text-properties officeooo:rsid="0019c3fd"/>
    </style:style>
    <style:style style:name="T22" style:family="text">
      <style:text-properties officeooo:rsid="00121fc0"/>
    </style:style>
    <style:style style:name="T23" style:family="text">
      <style:text-properties officeooo:rsid="0005ee21"/>
    </style:style>
    <style:style style:name="T24" style:family="text">
      <style:text-properties officeooo:rsid="001518b6"/>
    </style:style>
    <style:style style:name="T25"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 et/ou Etha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4"><text:a xlink:type="simple" xlink:href="#__RefHeading___Toc718_11687079" text:style-name="Index_20_Link" text:visited-style-name="Index_20_Link">Savoir-faire de l’entreprise<text:tab/>3</text:a></text:p>
          <text:p text:style-name="P3"><text:a xlink:type="simple" xlink:href="#__RefHeading___Toc724_11687079" text:style-name="Index_20_Link" text:visited-style-name="Index_20_Link">Résultats (Ethan et/ou Gabin)<text:tab/>4</text:a></text:p>
          <text:p text:style-name="P4"><text:a xlink:type="simple" xlink:href="#__RefHeading___Toc1281_11687079" text:style-name="Index_20_Link" text:visited-style-name="Index_20_Link">Prix et nominations<text:tab/>4</text:a></text:p>
          <text:p text:style-name="P4"><text:a xlink:type="simple" xlink:href="#__RefHeading___Toc1283_11687079" text:style-name="Index_20_Link" text:visited-style-name="Index_20_Link">Évolutions des résultats financiers<text:tab/>4</text:a></text:p>
          <text:p text:style-name="P3"><text:a xlink:type="simple" xlink:href="#__RefHeading___Toc172_1724059248" text:style-name="Index_20_Link" text:visited-style-name="Index_20_Link">Studios<text:tab/>4</text:a></text:p>
          <text:p text:style-name="P4"><text:a xlink:type="simple" xlink:href="#__RefHeading___Toc726_11687079" text:style-name="Index_20_Link" text:visited-style-name="Index_20_Link">Organigramme<text:tab/>4</text:a></text:p>
          <text:p text:style-name="P4"><text:a xlink:type="simple" xlink:href="#__RefHeading___Toc728_11687079" text:style-name="Index_20_Link" text:visited-style-name="Index_20_Link">Rôles<text:tab/>4</text:a></text:p>
          <text:p text:style-name="P4"><text:a xlink:type="simple" xlink:href="#__RefHeading___Toc730_11687079" text:style-name="Index_20_Link" text:visited-style-name="Index_20_Link">Salariés<text:tab/>4</text:a></text:p>
          <text:p text:style-name="P4"><text:a xlink:type="simple" xlink:href="#__RefHeading___Toc732_11687079" text:style-name="Index_20_Link" text:visited-style-name="Index_20_Link">Culture d’entreprise<text:tab/>4</text:a></text:p>
          <text:p text:style-name="P3"><text:a xlink:type="simple" xlink:href="#__RefHeading___Toc2518_11687079" text:style-name="Index_20_Link" text:visited-style-name="Index_20_Link">Engagement écologique<text:tab/>4</text:a></text:p>
          <text:p text:style-name="P3"><text:a xlink:type="simple" xlink:href="#__RefHeading___Toc174_1724059248" text:style-name="Index_20_Link" text:visited-style-name="Index_20_Link">Conclusion (Gabin et/ou Ethan)<text:tab/>5</text:a></text:p>
          <text:p text:style-name="P3"><text:a xlink:type="simple" xlink:href="#__RefHeading___Toc734_11687079" text:style-name="Index_20_Link" text:visited-style-name="Index_20_Link">Tables des illustrations et figures<text:tab/>6</text:a></text:p>
          <text:p text:style-name="P3"><text:a xlink:type="simple" xlink:href="#__RefHeading___Toc736_11687079" text:style-name="Index_20_Link" text:visited-style-name="Index_20_Link">Sitographie<text:tab/>7</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text:p>
      <text:h text:style-name="P6"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7" text:outline-level="2"><text:bookmark-start text:name="__RefHeading___Toc166_1724059248"/>Histoire (Kheira)<text:bookmark-end text:name="__RefHeading___Toc166_1724059248"/></text:h>
      <text:p text:style-name="P8">- <text:span text:style-name="T3">histoire de la création</text:span></text:p>
      <text:p text:style-name="P8">- <text:span text:style-name="T3">création de spotlight by quantic dream</text:span></text:p>
      <text:h text:style-name="P9" text:outline-level="2"><text:bookmark-start text:name="__RefHeading___Toc1279_11687079"/>Fonctionnement <text:span text:style-name="T6">(Quentin)</text:span><text:bookmark-end text:name="__RefHeading___Toc1279_11687079"/></text:h>
      <text:p text:style-name="P10">- studio =&gt; un éditeur qui paye pour le dev</text:p>
      <text:p text:style-name="P10">-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1">((ventes?))</text:p>
      <text:p text:style-name="P12">((Ajouter des images))</text:p>
      <text:h text:style-name="P13" text:outline-level="3"><text:soft-page-break/>The Nomad Souls</text:h>
      <text:p text:style-name="P14">« The Nomad Soul<text:span text:style-name="T8">s</text:span> » est le premier jeu développé par Quantic Dream. <text:span text:style-name="T8">Sortie</text:span> en 1999 <text:span text:style-name="T8">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he Nomad Souls » installe Quantic Dream dans le paysage vidéoludique français. </text:span><text:span text:style-name="T9">En effet, malgré une maniabilité et un gameplay</text:span><text:span text:style-name="T9"><text:note text:id="ftn0" text:note-class="footnote"><text:note-citation>1</text:note-citation><text:note-body><text:p text:style-name="P15">Le gameplay regroupe les caractéristiques d’un jeu vidéo liée à la façon dont on y joue (Quelles sont les actions disponibles et comment les réaliser)</text:p></text:note-body></text:note></text:span><text:span text:style-name="T9"> décevant, les musiques composées par le célèbre David Bowie et Reeves Gabrels ont marqué l’esprit des joueurs.</text:span></text:p>
      <text:h text:style-name="P13" text:outline-level="3">Fahrenheit</text:h>
      <text:p text:style-name="P16">Sorti en 2005 et publié par Atari, « Fahrenheit » est un jeu d’aventure pour lequel l’aspect narratif est là encore au cœur du jeu. Cette fois-ci, une attention particulière est apporté à la mise en scène. Quantic Dream innove au niveau du gameplay en <text:span text:style-name="T10">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0">On remarque déjà avec ce second jeu que Quantic Dream se spécialise dans les jeux narratifs.</text:span></text:p>
      <text:h text:style-name="P13" text:outline-level="3">Heavy Rain</text:h>
      <text:p text:style-name="P17">Suite au succès de leurs précédant jeu, le studio s’accorda <text:span text:style-name="T11">deux</text:span> ans de pause durant lesquelles ils travaillèrent sur de petits projets, laboratoire<text:span text:style-name="T11">s</text:span>, concernant leur moteur de jeu <text:span text:style-name="T11">pour</text:span> la Playstation 3. C’est donc en 2010 après <text:span text:style-name="T11">trois</text:span> ans de développement que sort « Heavy Rain »<text:span text:style-name="T11"> </text:span>sur Playstation 3. <text:span text:style-name="T12">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3">e</text:span>play. En effet, celui-ci est composé uniquement de QTE<text:note text:id="ftn1" text:note-class="footnote"><text:note-citation>2</text:note-citation><text:note-body><text:p text:style-name="P18">Un <text:span text:style-name="T14">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1">Ici aussi, l’immersion est primordiale pour que ces décisions et leurs conséquences implique émotionnellement le joueur.</text:span></text:p>
      <text:h text:style-name="P13" text:outline-level="3">Beyond : Two Souls</text:h>
      <text:p text:style-name="P19">Les succès précédant conforte Quantic Dream dans une position de leader dans le domaine des jeux narratifs et leur permettent notamment d’engager les célèbres acteurs Elliot Page et Willem Dafoe pour le nouveau jeu « Beyond: Two Souls » sortie en 2013 sur Playstation 3. Dans ce jeu, Quantic Dream continue d’exceller au niveau de la narration et raconte l’histoire sombre d’une jeune femme possédant des pouvoirs surnaturels.</text:p>
      <text:p text:style-name="P19">Néanmoins, cette fois-ci, le gameplay est de nouveau mis en avant, en effet, ce jeu est catégorisé film interactif mais aussi jeu d’action-aventure. Le gameplay est composé de 2 parties :</text:p>
      <text:list text:style-name="L1">
        <text:list-item>
          <text:p text:style-name="P20"><text:soft-page-break/><text:span text:style-name="T13">L</text:span><text:span text:style-name="T15">a première correspond à contrôler le personnage principal, on peut donc se déplacer, interagir avec l’environnement et réagir à des QTE.</text:span></text:p>
        </text:list-item>
        <text:list-item>
          <text:p text:style-name="P20"><text:span text:style-name="T13">L</text:span><text:span text:style-name="T15">a deuxième partie correspond à ces capacités surnaturelles. </text:span><text:span text:style-name="T13">D</text:span><text:span text:style-name="T15">ans ce mode de jeu, la caméra se détache du personnage principal et le joueur peut donc se déplacer librement. </text:span><text:span text:style-name="T16">Il peut donc traverser d</text:span><text:span text:style-name="T15">es murs, déplacer des objets, prendre le contrôle d’autres personnage </text:span><text:span text:style-name="T16">et </text:span><text:span text:style-name="T15">même le</text:span><text:span text:style-name="T16">s</text:span><text:span text:style-name="T15"> soigner ou le</text:span><text:span text:style-name="T16">s </text:span><text:span text:style-name="T15">tuer par strangulation.</text:span></text:p>
        </text:list-item>
      </text:list>
      <text:p text:style-name="P19"/>
      <text:p text:style-name="P19">La qualité narrative associée à cette mécanique de jeu innovante sont les raisons du succès commercial du jeu, entraînant les années suivantes un portage sur Playstation 4 et Windows.</text:p>
      <text:h text:style-name="P13" text:outline-level="3">Detroit : Become Human</text:h>
      <text:p text:style-name="P19">Blablabla</text:p>
      <text:h text:style-name="P13" text:outline-level="3">Star Wars Eclipse</text:h>
      <text:p text:style-name="P8">- <text:span text:style-name="T3">liste développé par le studio</text:span></text:p>
      <text:p text:style-name="P8"><text:tab/>- <text:span text:style-name="T3">succès (critique joueurs / presse / ventes)</text:span></text:p>
      <text:p text:style-name="P8">- <text:span text:style-name="T3">liste </text:span><text:span text:style-name="T7">jeux </text:span><text:span text:style-name="T3">édité</text:span></text:p>
      <text:p text:style-name="P21"><text:tab/>- succès commerciaux</text:p>
      <text:h text:style-name="Heading_20_2" text:outline-level="2"><text:bookmark-start text:name="__RefHeading___Toc718_11687079"/>Savoir-faire de l’entreprise<text:bookmark-end text:name="__RefHeading___Toc718_11687079"/></text:h>
      <text:p text:style-name="P22">- <text:span text:style-name="T7">Jeux narratifs</text:span></text:p>
      <text:p text:style-name="P23">- motion capture <text:span text:style-name="T15">(</text:span><text:a xlink:type="simple" xlink:href="https://fr.wikipedia.org/wiki/Quantic_Dream#Capture_de_mouvement" text:style-name="Internet_20_link" text:visited-style-name="Visited_20_Internet_20_Link"><text:span text:style-name="T15">https://fr.wikipedia.org/wiki/Quantic_Dream#Capture_de_mouvement</text:span></text:a><text:span text:style-name="T15">)</text:span></text:p>
      <text:p text:style-name="P23"><text:span text:style-name="T15">(</text:span><text:a xlink:type="simple" xlink:href="https://www.quanticdream.com/en/about-motion-capture" text:style-name="Internet_20_link" text:visited-style-name="Visited_20_Internet_20_Link">https://www.quanticdream.com/en/about-motion-capture</text:a><text:span text:style-name="T15">)</text:span></text:p>
      <text:p text:style-name="P23"><text:span text:style-name="T13">(</text:span>https://www.cnc.fr/jeu-video/actualites/the-nomad-soul--david-cage-revient-sur-la-creation-de-son-jeu-precurseur_1196949<text:span text:style-name="T13">)</text:span></text:p>
      <text:p text:style-name="P23"/>
      <text:p text:style-name="P12">utilsé depuis the nomad souls</text:p>
      <text:h text:style-name="Heading_20_1" text:outline-level="1"><text:bookmark-start text:name="__RefHeading___Toc724_11687079"/>Résultats<text:bookmark-end text:name="__RefHeading___Toc724_11687079"/></text:h>
      <text:h text:style-name="P9" text:outline-level="2"><text:bookmark-start text:name="__RefHeading___Toc1281_11687079"/>Prix et nominations <text:span text:style-name="T17">(</text:span><text:span text:style-name="T9">Ethan</text:span><text:span text:style-name="T17">)</text:span><text:bookmark-end text:name="__RefHeading___Toc1281_11687079"/></text:h>
      <text:p text:style-name="P24"><text:span text:style-name="T18">- Récompenses (award) </text:span><text:span text:style-name="T19">et nominations</text:span></text:p>
      <text:h text:style-name="P9" text:outline-level="2"><text:bookmark-start text:name="__RefHeading___Toc1283_11687079"/>Évolutions des résultats financiers <text:span text:style-name="T17">(Ethan)</text:span><text:bookmark-end text:name="__RefHeading___Toc1283_11687079"/></text:h>
      <text:p text:style-name="P10">- CA selon les années</text:p>
      <text:p text:style-name="P10">- pq pas plus de données</text:p>
      <text:p text:style-name="P10"><text:soft-page-break/>- résultat<text:span text:style-name="T19">s financiers liés aux</text:span> jeux édités</text:p>
      <text:p text:style-name="P10"><text:tab/>- <text:span text:style-name="T20">quel % prend un éditeur de jeu en général ?</text:span></text:p>
      <text:h text:style-name="Heading_20_1" text:outline-level="1"><text:bookmark-start text:name="__RefHeading___Toc172_1724059248"/>Studios <text:span text:style-name="T21">( ?)</text:span><text:bookmark-end text:name="__RefHeading___Toc172_1724059248"/></text:h>
      <text:h text:style-name="Heading_20_2" text:outline-level="2"><text:bookmark-start text:name="__RefHeading___Toc726_11687079"/>Organigramme<text:bookmark-end text:name="__RefHeading___Toc726_11687079"/></text:h>
      <text:h text:style-name="Heading_20_2" text:outline-level="2"><text:bookmark-start text:name="__RefHeading___Toc728_11687079"/>Rôles<text:bookmark-end text:name="__RefHeading___Toc728_11687079"/></text:h>
      <text:p text:style-name="Text_20_body">- <text:span text:style-name="T22">en général dans un studio de dev (dev, artiste, ingénieur son, designer, …)</text:span></text:p>
      <text:p text:style-name="Text_20_body">- <text:span text:style-name="T22">spécifique si possible</text:span></text:p>
      <text:h text:style-name="Heading_20_2" text:outline-level="2"><text:bookmark-start text:name="__RefHeading___Toc730_11687079"/>Salariés<text:bookmark-end text:name="__RefHeading___Toc730_11687079"/></text:h>
      <text:p text:style-name="P25"><text:a xlink:type="simple" xlink:href="https://www.quanticdream.com/fr/our-work-environment" text:style-name="Internet_20_link" text:visited-style-name="Visited_20_Internet_20_Link">https://www.quanticdream.com/fr/our-work-environment</text:a></text:p>
      <text:p text:style-name="P25">https://www.greatplacetowork.fr/workplace/item/5915/Quantic+Dream</text:p>
      <text:p text:style-name="P25">- nombre total</text:p>
      <text:p text:style-name="P25">- proportion homme / femme (graph)</text:p>
      <text:h text:style-name="Heading_20_2" text:outline-level="2"><text:bookmark-start text:name="__RefHeading___Toc732_11687079"/>Culture d’entreprise<text:bookmark-end text:name="__RefHeading___Toc732_11687079"/></text:h>
      <text:p text:style-name="Text_20_body">- <text:span text:style-name="T23">faire l’oppostition entre les promesses présentes nottament sur le site /= procès pour env travail toxique</text:span></text:p>
      <text:p text:style-name="P26">- <text:span text:style-name="T18">plainte / environnement <text:s/>de travail toxiques</text:span></text:p>
      <text:p text:style-name="P26">- <text:span text:style-name="T2">confiance / crédibilité du studio permet de prendre son temps pour sortir les jeux | pas de pression de produire bcp mais focus sur la qualité</text:span></text:p>
      <text:h text:style-name="P27" text:outline-level="1"><text:bookmark-start text:name="__RefHeading___Toc2518_11687079"/>Engagement écologique <text:span text:style-name="T24">(Gabin)</text:span><text:bookmark-end text:name="__RefHeading___Toc2518_11687079"/></text:h>
      <text:p text:style-name="P28">- under the waves</text:p>
      <text:h text:style-name="P29" text:outline-level="1"><text:bookmark-start text:name="__RefHeading___Toc174_1724059248"/>Conclusion <text:span text:style-name="T2">(</text:span><text:span text:style-name="T25">Kheira</text:span><text:span text:style-name="T2">)</text:span><text:bookmark-end text:name="__RefHeading___Toc174_1724059248"/></text:h>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15:53:15.846876969</dc:date>
    <meta:editing-duration>PT1H15M11S</meta:editing-duration>
    <meta:editing-cycles>23</meta:editing-cycles>
    <meta:generator>LibreOffice/24.8.1.2$Linux_X86_64 LibreOffice_project/480$Build-2</meta:generator>
    <meta:print-date>2024-10-09T10:46:25.190271603</meta:print-date>
    <meta:printed-by>Fichiers PDF</meta:printed-by>
    <meta:document-statistic meta:table-count="0" meta:image-count="0" meta:object-count="0" meta:page-count="10" meta:paragraph-count="99" meta:word-count="1139" meta:character-count="7372" meta:non-whitespace-character-count="6329"/>
  </office:meta>
</office:document-meta>
</file>